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Open sans" fo:font-size="11.1999998092651pt" style:font-size-asian="11.1999998092651pt" style:font-size-complex="11.1999998092651pt"/>
    </style:style>
    <style:style style:name="P2" style:family="paragraph" style:parent-style-name="Text_20_body">
      <style:text-properties fo:font-variant="normal" fo:text-transform="none" fo:color="#14171c" style:font-name="open sans" fo:font-size="12pt" fo:letter-spacing="normal" fo:font-style="normal" fo:font-weight="normal" fo:background-color="transparent" style:font-size-asian="12pt" style:font-weight-asian="normal" style:font-size-complex="12pt" style:font-weight-complex="normal" loext:padding="0cm" loext:border="none"/>
    </style:style>
    <style:style style:name="P3" style:family="paragraph" style:parent-style-name="Text_20_body">
      <style:text-properties fo:font-variant="normal" fo:text-transform="none" fo:color="#14171c" style:font-name="open sans" fo:font-size="14pt" fo:letter-spacing="normal" fo:font-style="normal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fo:background-color="#e6f2f5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4171c" style:font-name="open sans" fo:font-size="10.5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7791" style:font-name="open sans" fo:font-size="11.25pt" fo:letter-spacing="normal" fo:font-style="normal" style:text-underline-style="solid" style:text-underline-width="auto" style:text-underline-color="font-color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15d94" officeooo:paragraph-rsid="00115d94" style:font-size-asian="10pt" style:font-size-complex="10pt" loext:padding="0cm" loext:border="none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2cc13" officeooo:paragraph-rsid="0012cc13" style:font-size-asian="10pt" style:font-size-complex="10pt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tru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style:text-underline-style="none" fo:font-weight="normal" officeooo:rsid="0012cc13" officeooo:paragraph-rsid="0012cc13" style:font-size-asian="10pt" style:font-size-complex="10pt" loext:padding="0cm" loext:border="none"/>
    </style:style>
    <style:style style:name="P12" style:family="paragraph" style:parent-style-name="Text_20_body">
      <style:paragraph-properties fo:margin-left="0.212cm" fo:margin-right="0cm" fo:margin-top="0cm" fo:margin-bottom="0cm" loext:contextual-spacing="false" fo:text-indent="0cm" style:auto-text-indent="false"/>
    </style:style>
    <style:style style:name="P13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3333ff" style:font-name="Liberation Sans" fo:font-size="12pt" fo:letter-spacing="normal" fo:font-style="normal" fo:font-weight="normal" officeooo:rsid="00162085" officeooo:paragraph-rsid="00162085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cm" loext:contextual-spacing="true"/>
      <style:text-properties fo:font-variant="normal" fo:text-transform="none" fo:color="#3333ff" style:font-name="Liberation Sans" fo:font-size="11pt" fo:letter-spacing="normal" fo:font-style="normal" fo:font-weight="normal" officeooo:rsid="001455d7" officeooo:paragraph-rsid="001455d7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top="0cm" fo:margin-bottom="0cm" loext:contextual-spacing="true" fo:padding="0.074cm" fo:border-left="none" fo:border-right="none" fo:border-top="none" fo:border-bottom="0.06pt solid #000000" style:join-border="false"/>
      <style:text-properties fo:font-variant="normal" fo:text-transform="none" fo:color="#3333ff" style:font-name="Liberation Sans" fo:font-size="11pt" fo:letter-spacing="normal" fo:font-style="normal" fo:font-weight="normal" officeooo:rsid="001455d7" officeooo:paragraph-rsid="001455d7" style:font-size-asian="11pt" style:font-weight-asian="normal" style:font-size-complex="11pt" style:font-weight-complex="normal"/>
    </style:style>
    <style:style style:name="P16" style:family="paragraph" style:parent-style-name="Text_20_body">
      <style:text-properties fo:font-variant="normal" fo:text-transform="none" fo:color="#14171c" style:font-name="Liberation Sans" fo:font-size="14pt" fo:letter-spacing="normal" fo:font-style="normal" fo:font-weight="normal" officeooo:rsid="001455d7" officeooo:paragraph-rsid="001455d7" style:font-size-asian="14pt" style:font-weight-asian="normal" style:font-size-complex="14pt" style:font-weight-complex="normal"/>
    </style:style>
    <style:style style:name="P17" style:family="paragraph" style:parent-style-name="Text_20_body" style:list-style-name="L1">
      <style:text-properties fo:font-variant="normal" fo:text-transform="none" fo:color="#3333ff" style:font-name="Liberation Sans" fo:font-size="12pt" fo:letter-spacing="normal" fo:font-style="normal" fo:font-weight="normal" officeooo:rsid="00162085" officeooo:paragraph-rsid="00162085" style:font-size-asian="12pt" style:font-weight-asian="normal" style:font-size-complex="12pt" style:font-weight-complex="normal"/>
    </style:style>
    <style:style style:name="P18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3333ff" style:font-name="open sans" fo:font-size="11.25pt" fo:letter-spacing="normal" fo:font-style="normal" fo:font-weight="normal" officeooo:rsid="001367cd" officeooo:paragraph-rsid="001367cd" loext:padding="0cm" loext:border="none"/>
    </style:style>
    <style:style style:name="P1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15d94" officeooo:paragraph-rsid="00181ff2" style:font-size-asian="10pt" style:font-size-complex="10pt" loext:padding="0cm" loext:border="none"/>
    </style:style>
    <style:style style:name="P20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81ff2" officeooo:paragraph-rsid="00181ff2" style:font-size-asian="10pt" style:font-size-complex="10pt" loext:padding="0cm" loext:border="none"/>
    </style:style>
    <style:style style:name="P2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2cc13" officeooo:paragraph-rsid="00181ff2" style:font-size-asian="10pt" style:font-size-complex="10pt" loext:padding="0cm" loext:border="none"/>
    </style:style>
    <style:style style:name="P2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1.25pt" fo:letter-spacing="normal" fo:font-style="normal" fo:font-weight="normal" officeooo:rsid="001367cd" officeooo:paragraph-rsid="00181ff2" style:font-size-asian="12pt" style:font-weight-asian="normal" style:font-size-complex="12pt" style:font-weight-complex="normal" loext:padding="0cm" loext:border="none"/>
    </style:style>
    <style:style style:name="P2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Liberation Sans" fo:font-size="12pt" fo:letter-spacing="normal" fo:font-style="normal" fo:font-weight="normal" officeooo:rsid="00162085" officeooo:paragraph-rsid="00181ff2" style:font-size-asian="12pt" style:font-weight-asian="normal" style:font-size-complex="12pt" style:font-weight-complex="normal" loext:padding="0cm" loext:border="none"/>
    </style:style>
    <style:style style:name="P24" style:family="paragraph" style:parent-style-name="Heading_20_3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25" style:family="paragraph" style:parent-style-name="Heading_20_3"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Heading_20_3">
      <style:text-properties style:font-name="open sans" fo:font-size="10.5pt" fo:font-weight="bold" style:font-weight-asian="bold" style:font-weight-complex="bold"/>
    </style:style>
    <style:style style:name="P27" style:family="paragraph" style:parent-style-name="Heading_20_3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14171c" style:font-name="Liberation Sans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14171c" style:font-name="open sans" fo:letter-spacing="normal" fo:font-style="normal"/>
    </style:style>
    <style:style style:name="T2" style:family="text">
      <style:text-properties fo:font-variant="normal" fo:text-transform="none" fo:color="#14171c" fo:letter-spacing="normal" fo:font-style="normal"/>
    </style:style>
    <style:style style:name="T3" style:family="text">
      <style:text-properties fo:font-variant="normal" fo:text-transform="none" fo:color="#14171c" style:font-name="Liberation Sans" fo:letter-spacing="normal" fo:font-style="normal"/>
    </style:style>
    <style:style style:name="T4" style:family="text">
      <style:text-properties officeooo:rsid="001455d7"/>
    </style:style>
    <style:style style:name="T5" style:family="text">
      <style:text-properties officeooo:rsid="00181ff2"/>
    </style:style>
    <style:style style:name="T6" style:family="text">
      <style:text-properties fo:color="#000000" officeooo:rsid="00181f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enkins - <text:s/>From Zero To Hero Become a DevOps Jenkins Master</text:h>
      <text:p text:style-name="Text_20_body">--------------------------------------------------------</text:p>
      <text:p text:style-name="P19">sudo docker images</text:p>
      <text:p text:style-name="P20">sudo docker info</text:p>
      <text:p text:style-name="P21">du -sh /var/lib/docker</text:p>
      <text:p text:style-name="P23">docker-compose up -d</text:p>
      <text:p text:style-name="P22">docker logs -f jenkins <text:span text:style-name="T6">## jenkins – is an image name from docker-compose.yml</text:span></text:p>
      <text:p text:style-name="P22"><text:span text:style-name="T6">--------------------------------------------------------</text:span></text:p>
      <text:p text:style-name="P20"/>
      <text:h text:style-name="Heading_20_3" text:outline-level="3">1. Resources for this section</text:h>
      <text:h text:style-name="Heading_20_3" text:outline-level="3">2. Introduction to the course</text:h>
      <text:h text:style-name="Heading_20_3" text:outline-level="3"/>
      <text:h text:style-name="Heading_20_3" text:outline-level="3">3. Note: About the Lab</text:h>
      <text:h text:style-name="Heading_20_3" text:outline-level="3">in</text:h>
      <text:h text:style-name="Heading_20_3" text:outline-level="3">4. Start building your Lab - Create a<text:line-break/>Virtual Machine using VirtualBox</text:h>
      <text:h text:style-name="Heading_20_3" text:outline-level="3"/>
      <text:h text:style-name="Heading_20_3" text:outline-level="3">5. Start building your Lab - Install<text:line-break/>CentOs</text:h>
      <text:h text:style-name="Heading_20_3" text:outline-level="3"/>
      <text:h text:style-name="Heading_20_3" text:outline-level="3">6. Start building your Lab - Configure<text:line-break/>Putty</text:h>
      <text:h text:style-name="Heading_20_3" text:outline-level="3"/>
      <text:h text:style-name="Heading_20_3" text:outline-level="3">7. Install Docker</text:h>
      <text:h text:style-name="Heading_20_3" text:outline-level="3"/>
      <text:h text:style-name="Heading_20_3" text:outline-level="3">8. Install Docker Compose</text:h>
      <text:p text:style-name="Text_20_body"/>
      <text:h text:style-name="P24" text:outline-level="3"><text:soft-page-break/><text:span text:style-name="T2">9. Download the Jenkins Docker</text:span><text:line-break/><text:span text:style-name="T2">Image</text:span></text:h>
      <text:p text:style-name="P5"/>
      <text:p text:style-name="P6">Hello and welcome back in this Liz.</text:p>
      <text:p text:style-name="P7">We're going to learn how to install Jenkyns and we're going to install Jenkin's using Duckery.</text:p>
      <text:p text:style-name="P7">That's why we installed daquiri before.</text:p>
      <text:p text:style-name="P7">OK.</text:p>
      <text:p text:style-name="P7">So as you may know or if you don't know don't worry.</text:p>
      <text:p text:style-name="P7">But Duckery uses something called an image and image is like.</text:p>
      <text:p text:style-name="P7">And is nap sheared off a conflagration.</text:p>
      <text:p text:style-name="P7">So in this case we're going to look for a Jenkin's image which has already all the configuration.</text:p>
      <text:p text:style-name="P7">And we just need to run that image and then we will have our Jenkin's server up and running in some</text:p>
      <text:p text:style-name="P7">minutes.</text:p>
      <text:p text:style-name="P7">So let's head to Google dot com and let's look for Dr. Jenkins image.</text:p>
      <text:p text:style-name="P7">We hit enter and then we're going to go to our first resort and as you can see here we have these Jenkin's</text:p>
      <text:p text:style-name="P7">which is the official in March for a doctor.</text:p>
      <text:p text:style-name="P7">So we're going to copy this command and this command is going to download the image.</text:p>
      <text:p text:style-name="P7">So we go here and what we're going to do is we're going to pay this command and we hit enter OK.</text:p>
      <text:p text:style-name="P7">As you can see the image is already downloading.</text:p>
      <text:p text:style-name="P7">We only need to wait until the process completes and we are almost done.</text:p>
      <text:p text:style-name="P7">This is the magic of Doctor doctor allows you to create services quite easy with images.</text:p>
      <text:p text:style-name="P7">So you only need to have one image and then you're going to be able to pick up one service pretty fast</text:p>
      <text:p text:style-name="P7">and that's cool.</text:p>
      <text:p text:style-name="P7">You just need to create an image or look for an existing name and run that image and then you have your</text:p>
      <text:p text:style-name="P7">servers up and running.</text:p>
      <text:p text:style-name="P7">Don't worry if you don't know Dharker we are going to learn here.</text:p>
      <text:p text:style-name="P7"><text:soft-page-break/>So OK you already downloaded this image but where is this much located.</text:p>
      <text:p text:style-name="P7">Well if you type darker images then you are going to see your image here which is pretty good.</text:p>
      <text:p text:style-name="P9">sudo docker images</text:p>
      <text:p text:style-name="P9">REPOSITORY <text:s text:c="25"/>TAG <text:s text:c="16"/>IMAGE ID <text:s text:c="11"/>CREATED <text:s text:c="12"/>SIZE</text:p>
      <text:p text:style-name="P9">jenkins/jenkins <text:s text:c="20"/>latest <text:s text:c="13"/>c1418ce0873c <text:s text:c="7"/>32 hours ago <text:s text:c="7"/>577MB</text:p>
      <text:p text:style-name="P7">It's a little bit heavy but don't worry.</text:p>
      <text:p text:style-name="P7">OK so we have if you must know if you type jocker info and you grab for rude you are going to know we're</text:p>
      <text:p text:style-name="P7">Dharker is saving the files.</text:p>
      <text:p text:style-name="P8">So this is the location.</text:p>
      <text:p text:style-name="P11"><text:s/>sudo docker info</text:p>
      <text:p text:style-name="P11">Client:</text:p>
      <text:p text:style-name="P11"><text:s/>Debug Mode: false</text:p>
      <text:p text:style-name="P11"/>
      <text:p text:style-name="P11">Server:</text:p>
      <text:p text:style-name="P11"><text:s/>Containers: 3</text:p>
      <text:p text:style-name="P11"><text:s text:c="2"/>Running: 0</text:p>
      <text:p text:style-name="P11"><text:s text:c="2"/>Paused: 0</text:p>
      <text:p text:style-name="P11"><text:s text:c="2"/>Stopped: 3</text:p>
      <text:p text:style-name="P11"><text:s/>Images: 18</text:p>
      <text:p text:style-name="P11"><text:s/>Server Version: 19.03.2</text:p>
      <text:p text:style-name="P11"><text:s/>Storage Driver: overlay2</text:p>
      <text:p text:style-name="P11"><text:s text:c="2"/>Backing Filesystem: extfs</text:p>
      <text:p text:style-name="P11"><text:s text:c="2"/>Supports d_type: true</text:p>
      <text:p text:style-name="P11"><text:s text:c="2"/>Native Overlay Diff: true</text:p>
      <text:p text:style-name="P11"><text:s/>Logging Driver: json-file</text:p>
      <text:p text:style-name="P11"><text:s/>Cgroup Driver: cgroupfs</text:p>
      <text:p text:style-name="P11"><text:s/>Plugins:</text:p>
      <text:p text:style-name="P11"><text:s text:c="2"/>Volume: local</text:p>
      <text:p text:style-name="P11"><text:s text:c="2"/>Network: bridge host ipvlan macvlan null overlay</text:p>
      <text:p text:style-name="P11"><text:s text:c="2"/>Log: awslogs fluentd gcplogs gelf journald json-file local logentries splunk syslog</text:p>
      <text:p text:style-name="P11"><text:s/>Swarm: inactive</text:p>
      <text:p text:style-name="P11"><text:s/>Runtimes: runc</text:p>
      <text:p text:style-name="P11"><text:s/>Default Runtime: runc</text:p>
      <text:p text:style-name="P11"><text:s/>Init Binary: docker-init</text:p>
      <text:p text:style-name="P11"><text:s/>containerd version: 894b81a4b802e4eb2a91d1ce216b8817763c29fb</text:p>
      <text:p text:style-name="P11"><text:s/>runc version: 425e105d5a03fabd737a126ad93d62a9eeede87f</text:p>
      <text:p text:style-name="P11"><text:s/>init version: fec3683</text:p>
      <text:p text:style-name="P11"><text:s/>Security Options:</text:p>
      <text:p text:style-name="P11"><text:s text:c="2"/>apparmor</text:p>
      <text:p text:style-name="P11"><text:s text:c="2"/>seccomp</text:p>
      <text:p text:style-name="P11"><text:s text:c="3"/>Profile: default</text:p>
      <text:p text:style-name="P11"><text:s/>Kernel Version: 4.4.0-146-generic</text:p>
      <text:p text:style-name="P11"><text:s/>Operating System: Linux Mint 18.1</text:p>
      <text:p text:style-name="P11"><text:s/>OSType: linux</text:p>
      <text:p text:style-name="P11"><text:s/>Architecture: x86_64</text:p>
      <text:p text:style-name="P11"><text:s/>CPUs: 4</text:p>
      <text:p text:style-name="P11"><text:s/>Total Memory: 3.741GiB</text:p>
      <text:p text:style-name="P11"><text:s/>Name: mint2</text:p>
      <text:p text:style-name="P11"><text:s/>ID: 2ZYM:EG7T:VM6R:H57X:SJUM:R27D:KZUQ:ZX7I:ZBY4:5TIL:B5MT:B67R</text:p>
      <text:p text:style-name="P11"><text:s/>Docker Root Dir: /var/lib/docker</text:p>
      <text:p text:style-name="P11"><text:s/>Debug Mode: false</text:p>
      <text:p text:style-name="P11"><text:soft-page-break/><text:s/>Registry: https://index.docker.io/v1/</text:p>
      <text:p text:style-name="P11"><text:s/>Labels:</text:p>
      <text:p text:style-name="P11"><text:s/>Experimental: false</text:p>
      <text:p text:style-name="P11"><text:s/>Insecure Registries:</text:p>
      <text:p text:style-name="P11"><text:s text:c="2"/>127.0.0.0/8</text:p>
      <text:p text:style-name="P11"><text:s/>Live Restore Enabled: false</text:p>
      <text:p text:style-name="P11"/>
      <text:p text:style-name="P7">If you do something like sudo do dash is age and then you give the path you're going to know how much</text:p>
      <text:p text:style-name="P7">this pays is that Kurt taken in this case they taking this size because we downloaded this image.</text:p>
      <text:p text:style-name="P10">sudo du -sh /var/lib/docker</text:p>
      <text:p text:style-name="P10">1,3G<text:tab/>/var/lib/docker</text:p>
      <text:p text:style-name="P7">Ok cool.</text:p>
      <text:p text:style-name="P7">So we already downloaded the Jenkin's image.</text:p>
      <text:p text:style-name="P7">Now it's time to run it.</text:p>
      <text:p text:style-name="P7">So for that.</text:p>
      <text:p text:style-name="P4">See you in the next lesson.</text:p>
      <text:p text:style-name="P5"/>
      <text:p text:style-name="P12"/>
      <text:h text:style-name="P27" text:outline-level="3">10. Create a Docker Compose file for Jenkins</text:h>
      <text:p text:style-name="P13">nano docker-compose.yml</text:p>
      <text:p text:style-name="P14">version: '3'</text:p>
      <text:p text:style-name="P14">services:</text:p>
      <text:p text:style-name="P14"><text:s text:c="2"/>jenkins:</text:p>
      <text:p text:style-name="P14"><text:s text:c="4"/>container_name: jenkins</text:p>
      <text:p text:style-name="P14"><text:s text:c="4"/>image: jenkins/jenkins</text:p>
      <text:p text:style-name="P14"><text:s text:c="4"/>ports:</text:p>
      <text:p text:style-name="P14"><text:s text:c="6"/>- "8080:8080"</text:p>
      <text:p text:style-name="P14"><text:s text:c="4"/>volumes:</text:p>
      <text:p text:style-name="P14"><text:s text:c="6"/>- "$PWD/jenkins_home:/var/jenkins_home"</text:p>
      <text:p text:style-name="P14"><text:s text:c="4"/>networks:</text:p>
      <text:p text:style-name="P14"><text:s text:c="6"/>- net</text:p>
      <text:p text:style-name="P14">networks:</text:p>
      <text:p text:style-name="P15"><text:s text:c="2"/>net:</text:p>
      <text:p text:style-name="P16"/>
      <text:list xml:id="list2519950285630933759" text:style-name="L1">
        <text:list-item>
          <text:p text:style-name="P17">docker-compose up -d</text:p>
        </text:list-item>
      </text:list>
      <text:p text:style-name="P1">Hello and welcome back.</text:p>
      <text:p text:style-name="P7">The first thing that we're going to do is we're going to create a directory which is going to be called</text:p>
      <text:p text:style-name="P7">Jenkyns.</text:p>
      <text:p text:style-name="P7">You can create it whatever you want.</text:p>
      <text:p text:style-name="P7"><text:soft-page-break/>In this case the path is as large hum Jenkins and Jenkin's as you can see here.</text:p>
      <text:p text:style-name="P7">I just created a directory here.</text:p>
      <text:p text:style-name="P7">If a journalist here is the directory in befool pad for a directory is that current directory Pazz this</text:p>
      <text:p text:style-name="P7">pad.</text:p>
      <text:p text:style-name="P7">So let me just rename this directory because you may be confused so let's rename it.</text:p>
      <text:p text:style-name="P7">And we're going to call that Jenkin's data for example.</text:p>
      <text:p text:style-name="P7">So the full path for Jenkyns data is going to be less home Jenkyns and Jenkin's data perfect.</text:p>
      <text:p text:style-name="P7">These directories empty as you can see because we haven't created anything but we're going to create</text:p>
      <text:p text:style-name="P7">things.</text:p>
      <text:p text:style-name="P7">OK.</text:p>
      <text:p text:style-name="P7">We created the directory.</text:p>
      <text:p text:style-name="P7">Now we're going to move into that directory.</text:p>
      <text:p text:style-name="P7">We don't have anything here but we're going to create a sample daquiri compose file.</text:p>
      <text:p text:style-name="P7">So we're Type VII docker compose that yemo.</text:p>
      <text:p text:style-name="P7">This is important.</text:p>
      <text:p text:style-name="P7">This name is pretty important so please keep it like this.</text:p>
      <text:p text:style-name="P7">And vi is a text editor for Linux.</text:p>
      <text:p text:style-name="P7">So we're going to hit enter.</text:p>
      <text:p text:style-name="P7">And then we're going to start typing.</text:p>
      <text:p text:style-name="P7">Did Doc compose fire before doing a duck recomposed file is they can the script is a definition.</text:p>
      <text:p text:style-name="P7">So here we're going to define which services we want to spin.</text:p>
      <text:p text:style-name="P7">So in this case for now we want to spin a Jenkin's server.</text:p>
      <text:p text:style-name="P7">So we're going to start with this file.</text:p>
      <text:p text:style-name="P7">So we say Version 3 that's the current version of Duguid composed don't worry.</text:p>
      <text:p text:style-name="P7">And now we say it services.</text:p>
      <text:p text:style-name="P7">So in services we're going to define our Jenkin's server and this denken server will have some properties</text:p>
      <text:p text:style-name="P7"><text:soft-page-break/>so we can define the container name container name and where are you going to call it Jenkyns simple.</text:p>
      <text:p text:style-name="P7">Now we're going to define the image.</text:p>
      <text:p text:style-name="P7">So is a image and then the name that is going to go here.</text:p>
      <text:p text:style-name="P7">Is the name that we downloaded in the preview video.</text:p>
      <text:p text:style-name="P7">So we type darker image.</text:p>
      <text:p text:style-name="P7">And here we have the name.</text:p>
      <text:p text:style-name="P7">So we're going to copy this name.</text:p>
      <text:p text:style-name="P7">Are going to open up again or Dr. composed file.</text:p>
      <text:p text:style-name="P7">And we're going to pay these in here.</text:p>
      <text:p text:style-name="P7">Cool.</text:p>
      <text:p text:style-name="P7">Oh a pretty quick tap.</text:p>
      <text:p text:style-name="P7">If you don't know how to exit of this crane this is pretty simple.</text:p>
      <text:p text:style-name="P7">You hit escape then you head shift and the colon key then you press w in Q Which means right and quit.</text:p>
      <text:p text:style-name="P7">So we hit enter and you are really quite cool.</text:p>
      <text:p text:style-name="P7">So OK we're ready to find a container name and image Waddle's zoo in it.</text:p>
      <text:p text:style-name="P7">I'm going to leave you does Tim played here and this Tom played.</text:p>
      <text:p text:style-name="P7">You can actually just copy and paste it if you run right.</text:p>
      <text:p text:style-name="P7">Use it or you can manually type.</text:p>
      <text:p text:style-name="P7">There is no problem.</text:p>
      <text:p text:style-name="P7">So we're going to find the poor it's what our good port.</text:p>
      <text:p text:style-name="P7">So we're going to say port and we define an A right of port that we're going to say that we want to</text:p>
      <text:p text:style-name="P7">expose the port of Jenkin's using the port 80 on our machine and we're going to map that port internally</text:p>
      <text:p text:style-name="P7">to the container on port 80.</text:p>
      <text:p text:style-name="P7">Don't worry we will take a look on this later.</text:p>
      <text:p text:style-name="P7">What else do we need.</text:p>
      <text:p text:style-name="P7">We need to Baalim what is a Baalim.</text:p>
      <text:p text:style-name="P7">OK.</text:p>
      <text:p text:style-name="P7">You must know that in Dharker when you create a container when you use Pin-Up your service all the data</text:p>
      <text:p text:style-name="P7"><text:soft-page-break/>which is within the container is going to be destroyed if you don't save that data into a volume.</text:p>
      <text:p text:style-name="P7">So we say volumes here in this case and we're going to say OK we want to create a folder which is going</text:p>
      <text:p text:style-name="P7">to be called Jenkin's folders.</text:p>
      <text:p text:style-name="P7">So let's use the coring part for now.</text:p>
      <text:p text:style-name="P7">Are you going to say PWT which means PWT a career path.</text:p>
      <text:p text:style-name="P7">And we're going to create a folder which is going to be called Jenkin's home for example.</text:p>
      <text:p text:style-name="P7">And we are going to map these for other.</text:p>
      <text:p text:style-name="P7">OK.</text:p>
      <text:p text:style-name="P7">First we need to create this folder in our machines already in a copy of this</text:p>
      <text:p text:style-name="P7">and are you going to go out of Bam and we're going to create a directory here.</text:p>
      <text:p text:style-name="P7">So we click make your home make sure you don't put the lash make Jenkin's hum.</text:p>
      <text:p text:style-name="P7">Hit enter.</text:p>
      <text:p text:style-name="P7">Any of you do.</text:p>
      <text:p text:style-name="P7">Unless you should see Jenkin's home folder at the same level of the daquiri compose file.</text:p>
      <text:p text:style-name="P7">So OK the full pop Ferdie's is the PWB which can be represented with this variable.</text:p>
      <text:p text:style-name="P7">You do an EC2 loops.</text:p>
      <text:p text:style-name="P7">So this is the correct path plus your four letter to folder that you have just created and this is the</text:p>
      <text:p text:style-name="P7">full path as you can see.</text:p>
      <text:p text:style-name="P7">OK so where are you going to get back to work Dharker compose file.</text:p>
      <text:p text:style-name="P7">And we are already defined as this is the host Baalim.</text:p>
      <text:p text:style-name="P7">Now we're going to map it to a container.</text:p>
      <text:p text:style-name="P7">So how do we do this within the container.</text:p>
      <text:p text:style-name="P7">The darker image eases these folder to his tour of the file.</text:p>
      <text:p text:style-name="P7">So where are you going to copy the location where you put a calling here.</text:p>
      <text:p text:style-name="P7">And then we paste the location.</text:p>
      <text:p text:style-name="P7">So we're saying OK Doctor please whatever you are right here which is going to be all of the files for</text:p>
      <text:p text:style-name="P7">Jenkyns.</text:p>
      <text:p text:style-name="P7"><text:soft-page-break/>Please save those files in the directory that I have just created.</text:p>
      <text:p text:style-name="P7">Cool.</text:p>
      <text:p text:style-name="P7">And now we need to define a network.</text:p>
      <text:p text:style-name="P7">So we say we one this to be in the network that we haven't created the network net.</text:p>
      <text:p text:style-name="P7">So let's go here in the same text file at the same level of services where are going to create a section</text:p>
      <text:p text:style-name="P7">which is going to be called networks networks.</text:p>
      <text:p text:style-name="P7">We put a call on an underneath of these.</text:p>
      <text:p text:style-name="P7">We're going to create a net network.</text:p>
      <text:p text:style-name="P7">So OK we're saying Please Doctor create a network using these instruction which is going to be called</text:p>
      <text:p text:style-name="P7">net and then we're going to use that here.</text:p>
      <text:p text:style-name="P7">And where are you going to include the Jenkin's server or the Jenkyns service within the network.</text:p>
      <text:p text:style-name="P7">So that's pretty cool.</text:p>
      <text:p text:style-name="P7">I think this is everything we need.</text:p>
      <text:p text:style-name="P7">We're going to save the file and we are done.</text:p>
      <text:p text:style-name="P7">So let's recap what we just did.</text:p>
      <text:p text:style-name="P7">And if we do that cat in the duck recomposed GMO file We're going to see that we're using a version</text:p>
      <text:p text:style-name="P7">3 of Dr. compose.</text:p>
      <text:p text:style-name="P7">We have defined a service.</text:p>
      <text:p text:style-name="P7">Its name is Jenkins they contain our name is going to be Jenkin's the image that it's going to use as</text:p>
      <text:p text:style-name="P7">the Jenkin's slash Jenkins image.</text:p>
      <text:p text:style-name="P7">It's going to export the port 80 80.</text:p>
      <text:p text:style-name="P7">It's going to save all the information in these folders that we created.</text:p>
      <text:p text:style-name="P7">And this is going to bind the service into an Network which is called Net Envy's network is being created</text:p>
      <text:p text:style-name="P7">here.</text:p>
      <text:h text:style-name="P25" text:outline-level="3"><text:span text:style-name="T1">11. Create a Docker Container for</text:span><text:span text:style-name="T3"><text:line-break/></text:span><text:span text:style-name="T1">Jenkins</text:span></text:h>
      <text:p text:style-name="P2">Hello and welcome back in this video we're going to start our service our container using doctored to</text:p>
      <text:p text:style-name="P7"><text:soft-page-break/>spin up the Jenkin's service.</text:p>
      <text:p text:style-name="P7">So so far we already created the doc recomposed file and we created a directory here where we're going</text:p>
      <text:p text:style-name="P7">to save all the files.</text:p>
      <text:p text:style-name="P7">So remember that we define a volume here and we're saying OK Doctor please.</text:p>
      <text:p text:style-name="P7">Everything that is within the container in this location please save this in this folder and this folder</text:p>
      <text:p text:style-name="P7">means this folder.</text:p>
      <text:p text:style-name="P7">So if we take a look on the folder itself we see that we don't have any data yet and that's normal because</text:p>
      <text:p text:style-name="P7">we haven't created anything.</text:p>
      <text:p text:style-name="P7">So please make sure the DS folder has proper permissions so Jenkyns can write.</text:p>
      <text:p text:style-name="P7">And what do I mean by a proper permissions.</text:p>
      <text:p text:style-name="P7">Make sure that that user 1000 can write to these folder.</text:p>
      <text:p text:style-name="P7">And what's the use at 1000.</text:p>
      <text:p text:style-name="P7">So in Linux we have IDs and as you can see these user Jenkin's user has the user id of 1000.</text:p>
      <text:p text:style-name="P7">So we're going to do a suit to change our 1000 call on 1000 into these folder.</text:p>
      <text:p text:style-name="P7">So Jenkin's harm we're going to do it recursively.</text:p>
      <text:p text:style-name="P7">So OK when you leave this you will do an L L and you are going to see that the user the Downer's Jenkyns</text:p>
      <text:p text:style-name="P7">and the group is Jenkyns.</text:p>
      <text:p text:style-name="P7">This is because the container uses the ID law of to write to any of you have an order ID you are going</text:p>
      <text:p text:style-name="P7">to probably have a never.</text:p>
      <text:p text:style-name="P7">So please make sure that you read this command before is pinning up your server.</text:p>
      <text:p text:style-name="P7">So okay we're really gave it permissions.</text:p>
      <text:p text:style-name="P7">We only need to do this once.</text:p>
      <text:p text:style-name="P7">I mean this time in no more.</text:p>
      <text:p text:style-name="P7">And once we gave permissions were going to pin up this server doing a daquiri compose app Dashti and</text:p>
      <text:p text:style-name="P7">what is going to happen here is the doctor is going to create the service reading the doc recomposed</text:p>
      <text:p text:style-name="P7">the Phoenician theater and if we type.</text:p>
      <text:p text:style-name="P7"><text:soft-page-break/>Dr. Pierce we're going to see this server running here.</text:p>
      <text:p text:style-name="P7">So this is it daquiri container behalf as Pan up our server using Duckery.</text:p>
      <text:p text:style-name="P7">You can list your containers using daquiri.</text:p>
      <text:p text:style-name="P7">P.</text:p>
      <text:p text:style-name="P7">So as you can see this is actually working like a charm.</text:p>
      <text:p text:style-name="P7">Cool.</text:p>
      <text:p text:style-name="P7">I will type doc Curlylocks dash F and this is going to show me the locks for ascertaining container.</text:p>
      <text:p text:style-name="P7">Remember that in our definition of the Dockerty composed file we said that the container name is Jenkin's</text:p>
      <text:p text:style-name="P7">So we do a darker loves dash.</text:p>
      <text:list xml:id="list6123560754848956542" text:style-name="L2">
        <text:list-item>
          <text:p text:style-name="P18">docker logs -f jenkins</text:p>
        </text:list-item>
      </text:list>
      <text:p text:style-name="P7">And if Jenkins we hit enter and as you can see here this is what we are hash.</text:p>
      <text:p text:style-name="P7">We're going to use these later.</text:p>
      <text:p text:style-name="P7">So for now what we're going to do is we're going to hit the IP address of our machine.</text:p>
      <text:p text:style-name="P7">Do you remember the IP address.</text:p>
      <text:p text:style-name="P7">So we're going to grab this IP we can pick up here from you remember we can click here.</text:p>
      <text:p text:style-name="P7">Load and then we will have the AP.</text:p>
      <text:p text:style-name="P7">So we're going to copy these IP and we're going to paste it into our browser so we paste it.</text:p>
      <text:p text:style-name="P7">And we're going to have an error.</text:p>
      <text:p text:style-name="P7">But if we do a call on :<text:span text:style-name="T4">8080</text:span> and then we hit enter it again we are going to be a press centered on the</text:p>
      <text:p text:style-name="P7">screen that tells us hey I am Jan<text:span text:style-name="T4">kins</text:span>.</text:p>
      <text:p text:style-name="P7">Well finally we have Jenkyns installed and Jenkins wants to make sure that we are the owners.</text:p>
      <text:p text:style-name="P7">So we need to introduce your password.</text:p>
      <text:p text:style-name="P7">What's the password.</text:p>
      <text:p text:style-name="P7">Well the password is pretty simple.</text:p>
      <text:p text:style-name="P7">You go to put me here.</text:p>
      <text:p text:style-name="P7">You do a duck Curlylocks dash F and you will see the password in here.</text:p>
      <text:p text:style-name="P7">So this is the password and or even a copy of this.</text:p>
      <text:p text:style-name="P7"><text:soft-page-break/>Remember to copy and put in your users do a double click on the thing you want to copy and then you</text:p>
      <text:p text:style-name="P7">paste it normally here you pasted and then you click on continue.</text:p>
      <text:p text:style-name="P7">Pretty simple.</text:p>
      <text:p text:style-name="P7">So now as you can see here we are presented with a screen that says customized denken.</text:p>
      <text:p text:style-name="P7">So what do we do here.</text:p>
      <text:p text:style-name="P7">I would suggest you to click on the button that says insults are just appliance.</text:p>
      <text:p text:style-name="P7">We're going to click on this and Jenkyns.</text:p>
      <text:p text:style-name="P7">Where you going to see these later.</text:p>
      <text:p text:style-name="P7">Jinking has a lot of plug ins and a plug in is nothing else but like a tool an extension for something.</text:p>
      <text:p text:style-name="P7">So Jenkyns it's quite powerful but you can still plug in in a plug in is going to give you additional</text:p>
      <text:p text:style-name="P7">functionalities for Jenkyns.</text:p>
      <text:p text:style-name="P7">So in this case we're going to install the suggested plug ins by Jenkyns because for sure we're going</text:p>
      <text:p text:style-name="P7">to need it in the future.</text:p>
      <text:p text:style-name="P7">So this is going to take a while because it needs to connect to the Internet and then download the files</text:p>
      <text:p text:style-name="P7">and install them into Jenkyns.</text:p>
      <text:p text:style-name="P7">I will pause the video and now will come back when it has finished great.</text:p>
      <text:p text:style-name="P7">So did download already finished.</text:p>
      <text:p text:style-name="P7">And now we have a screen here that tells us to create a user and as you can see here it says OK please</text:p>
      <text:p text:style-name="P7">create the first admin user.</text:p>
      <text:p text:style-name="P7">So we're going to call it admin.</text:p>
      <text:p text:style-name="P7">Or you can call it whatever you want.</text:p>
      <text:p text:style-name="P7">We're gonna give you the password.</text:p>
      <text:p text:style-name="P7">Please give us trank password.</text:p>
      <text:p text:style-name="P7">I will give you the one two three four one two three four.</text:p>
      <text:p text:style-name="P7">And actually if you want to do for to everything.</text:p>
      <text:p text:style-name="P7">OK.</text:p>
      <text:p text:style-name="P7">So we're going to give the full name.</text:p>
      <text:p text:style-name="P7"><text:soft-page-break/>Let's say that this is going to be Jenkyns at man and let's say that the male of this guy is like Jenkin's</text:p>
      <text:p text:style-name="P7">at gmail dot com just to say something.</text:p>
      <text:p text:style-name="P7">OK.</text:p>
      <text:p text:style-name="P7">Don't click on the save and continue.</text:p>
      <text:p text:style-name="P7">We click on never here and here this is going to ask for a day you are all.</text:p>
      <text:p text:style-name="P7">So for now we're just going to leave it like this.</text:p>
      <text:p text:style-name="P7">We click save and finish and then we are done.</text:p>
      <text:p text:style-name="P7">Finally we click on start using Jenkyns.</text:p>
      <text:p text:style-name="P7">And here we have the screen that allows us to lug God and lock in.</text:p>
      <text:p text:style-name="P7">So if we click on Loog out here then we put the credentials that we created ad man and one two three</text:p>
      <text:p text:style-name="P7">four is a puzzle where we can click on Kyp mayor saying then let's click it and then let's hit design</text:p>
      <text:p text:style-name="P7">button.</text:p>
      <text:p text:style-name="P7">Cool.</text:p>
      <text:p text:style-name="P7">So here we are in the Jenkin's dashboard and then we're going to start having a lot of fun with all</text:p>
      <text:p text:style-name="P7">of these features tools and icons that you can see here.</text:p>
      <text:p text:style-name="P7">It's a dummys.</text:p>
      <text:p text:style-name="P7">Any video.</text:p>
      <text:p text:style-name="P7">And see you in the next lesson.</text:p>
      <text:p text:style-name="P3"/>
      <text:h text:style-name="P26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3:16:06.245032491</meta:creation-date>
    <meta:generator>LibreOffice/5.1.6.2$Linux_X86_64 LibreOffice_project/10m0$Build-2</meta:generator>
    <dc:date>2019-09-11T12:02:31.158603485</dc:date>
    <meta:editing-duration>PT5H31M29S</meta:editing-duration>
    <meta:editing-cycles>8</meta:editing-cycles>
    <meta:document-statistic meta:table-count="0" meta:image-count="0" meta:object-count="0" meta:page-count="12" meta:paragraph-count="331" meta:word-count="2977" meta:character-count="15666" meta:non-whitespace-character-count="12808"/>
  </office:meta>
</office:document-meta>
</file>